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50%" fo:text-align="left" style:tab-stop-distance="1in" fo:margin-left="0.1in" fo:margin-right="0in" fo:text-indent="-0.1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1in" style:font-size-asian="1in" style:font-size-complex="1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5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5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2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2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4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45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0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2in"/>
        <style:text-properties fo:font-size="100%"/>
      </text:list-level-style-bullet>
      <text:list-level-style-bullet text:level="3" text:bullet-char="•">
        <style:list-level-properties text:space-before="0.52in"/>
        <style:text-properties fo:font-size="100%"/>
      </text:list-level-style-bullet>
      <text:list-level-style-bullet text:level="4" text:bullet-char="•">
        <style:list-level-properties text:space-before="0.72in"/>
        <style:text-properties fo:font-size="100%"/>
      </text:list-level-style-bullet>
      <text:list-level-style-bullet text:level="5" text:bullet-char="•">
        <style:list-level-properties text:space-before="0.92in"/>
        <style:text-properties fo:font-size="100%"/>
      </text:list-level-style-bullet>
      <text:list-level-style-bullet text:level="6" text:bullet-char="•">
        <style:list-level-properties text:space-before="1.10297in"/>
        <style:text-properties fo:font-size="100%"/>
      </text:list-level-style-bullet>
      <text:list-level-style-bullet text:level="7" text:bullet-char="•">
        <style:list-level-properties text:space-before="1.3217in"/>
        <style:text-properties fo:font-size="100%"/>
      </text:list-level-style-bullet>
      <text:list-level-style-bullet text:level="8" text:bullet-char="•">
        <style:list-level-properties text:space-before="1.54042in"/>
        <style:text-properties fo:font-size="100%"/>
      </text:list-level-style-bullet>
      <text:list-level-style-bullet text:level="9" text:bullet-char="•">
        <style:list-level-properties text:space-before="1.75914in"/>
        <style:text-properties fo:font-size="100%"/>
      </text:list-level-style-bullet>
    </text:list-style>
    <text:list-style style:name="a415">
      <text:list-level-style-number text:level="1" style:num-format="1" style:num-suffix="." style:num-list-format-name="">
        <style:list-level-properties text:space-before="0in" text:min-label-width="0.5in"/>
        <style:text-properties fo:color="#e48312" fo:font-family="Calibri Light" fo:font-size="100%"/>
      </text:list-level-style-number>
      <text:list-level-style-number text:level="2" style:num-format="1" style:num-suffix="." style:num-list-format-name="">
        <style:list-level-properties text:space-before="0.32in" text:min-label-width="0.5in"/>
        <style:text-properties fo:color="#e48312" fo:font-family="Calibri Light" fo:font-size="100%"/>
      </text:list-level-style-number>
      <text:list-level-style-number text:level="3" style:num-format="1" style:num-suffix="." style:num-list-format-name="">
        <style:list-level-properties text:space-before="0.52in" text:min-label-width="0.5in"/>
        <style:text-properties fo:color="#e48312" fo:font-family="Calibri Light" fo:font-size="100%"/>
      </text:list-level-style-number>
      <text:list-level-style-number text:level="4" style:num-format="1" style:num-suffix="." style:num-list-format-name="">
        <style:list-level-properties text:space-before="0.72in" text:min-label-width="0.5in"/>
        <style:text-properties fo:color="#e48312" fo:font-family="Calibri Light" fo:font-size="100%"/>
      </text:list-level-style-number>
      <text:list-level-style-number text:level="5" style:num-format="1" style:num-suffix="." style:num-list-format-name="">
        <style:list-level-properties text:space-before="0.92in" text:min-label-width="0.5in"/>
        <style:text-properties fo:color="#e48312" fo:font-family="Calibri Light" fo:font-size="100%"/>
      </text:list-level-style-number>
      <text:list-level-style-number text:level="6" style:num-format="1" style:num-suffix="." style:num-list-format-name="">
        <style:list-level-properties text:space-before="1.10297in" text:min-label-width="0.5in"/>
        <style:text-properties fo:color="#e48312" fo:font-family="Calibri Light" fo:font-size="100%"/>
      </text:list-level-style-number>
      <text:list-level-style-number text:level="7" style:num-format="1" style:num-suffix="." style:num-list-format-name="">
        <style:list-level-properties text:space-before="1.3217in" text:min-label-width="0.5in"/>
        <style:text-properties fo:color="#e48312" fo:font-family="Calibri Light" fo:font-size="100%"/>
      </text:list-level-style-number>
      <text:list-level-style-number text:level="8" style:num-format="1" style:num-suffix="." style:num-list-format-name="">
        <style:list-level-properties text:space-before="1.54042in" text:min-label-width="0.5in"/>
        <style:text-properties fo:color="#e48312" fo:font-family="Calibri Light" fo:font-size="100%"/>
      </text:list-level-style-number>
      <text:list-level-style-number text:level="9" style:num-format="1" style:num-suffix="." style:num-list-format-name="">
        <style:list-level-properties text:space-before="1.75914in" text:min-label-width="0.5in"/>
        <style:text-properties fo:color="#e48312" fo:font-family="Calibri Light" fo:font-size="100%"/>
      </text:list-level-style-number>
    </text:list-style>
    <text:list-style style:name="a64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418">
      <text:list-level-style-number text:level="1" style:num-format="1" style:num-suffix="." style:num-list-format-name="">
        <style:list-level-properties text:space-before="0in" text:min-label-width="0.5in"/>
        <style:text-properties fo:color="#e48312" fo:font-family="Calibri Light" fo:font-size="100%"/>
      </text:list-level-style-number>
      <text:list-level-style-number text:level="2" style:num-format="1" style:num-suffix="." style:num-list-format-name="">
        <style:list-level-properties text:space-before="0.32in" text:min-label-width="0.5in"/>
        <style:text-properties fo:color="#e48312" fo:font-family="Calibri Light" fo:font-size="100%"/>
      </text:list-level-style-number>
      <text:list-level-style-number text:level="3" style:num-format="1" style:num-suffix="." style:num-list-format-name="">
        <style:list-level-properties text:space-before="0.52in" text:min-label-width="0.5in"/>
        <style:text-properties fo:color="#e48312" fo:font-family="Calibri Light" fo:font-size="100%"/>
      </text:list-level-style-number>
      <text:list-level-style-number text:level="4" style:num-format="1" style:num-suffix="." style:num-list-format-name="">
        <style:list-level-properties text:space-before="0.72in" text:min-label-width="0.5in"/>
        <style:text-properties fo:color="#e48312" fo:font-family="Calibri Light" fo:font-size="100%"/>
      </text:list-level-style-number>
      <text:list-level-style-number text:level="5" style:num-format="1" style:num-suffix="." style:num-list-format-name="">
        <style:list-level-properties text:space-before="0.92in" text:min-label-width="0.5in"/>
        <style:text-properties fo:color="#e48312" fo:font-family="Calibri Light" fo:font-size="100%"/>
      </text:list-level-style-number>
      <text:list-level-style-number text:level="6" style:num-format="1" style:num-suffix="." style:num-list-format-name="">
        <style:list-level-properties text:space-before="1.10297in" text:min-label-width="0.5in"/>
        <style:text-properties fo:color="#e48312" fo:font-family="Calibri Light" fo:font-size="100%"/>
      </text:list-level-style-number>
      <text:list-level-style-number text:level="7" style:num-format="1" style:num-suffix="." style:num-list-format-name="">
        <style:list-level-properties text:space-before="1.3217in" text:min-label-width="0.5in"/>
        <style:text-properties fo:color="#e48312" fo:font-family="Calibri Light" fo:font-size="100%"/>
      </text:list-level-style-number>
      <text:list-level-style-number text:level="8" style:num-format="1" style:num-suffix="." style:num-list-format-name="">
        <style:list-level-properties text:space-before="1.54042in" text:min-label-width="0.5in"/>
        <style:text-properties fo:color="#e48312" fo:font-family="Calibri Light" fo:font-size="100%"/>
      </text:list-level-style-number>
      <text:list-level-style-number text:level="9" style:num-format="1" style:num-suffix="." style:num-list-format-name="">
        <style:list-level-properties text:space-before="1.75914in" text:min-label-width="0.5in"/>
        <style:text-properties fo:color="#e48312" fo:font-family="Calibri Light" fo:font-size="100%"/>
      </text:list-level-style-number>
    </text:list-style>
    <text:list-style style:name="a64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62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2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2in"/>
        <style:text-properties fo:font-size="100%"/>
      </text:list-level-style-bullet>
      <text:list-level-style-bullet text:level="3" text:bullet-char="•">
        <style:list-level-properties text:space-before="0.52in"/>
        <style:text-properties fo:font-size="100%"/>
      </text:list-level-style-bullet>
      <text:list-level-style-bullet text:level="4" text:bullet-char="•">
        <style:list-level-properties text:space-before="0.72in"/>
        <style:text-properties fo:font-size="100%"/>
      </text:list-level-style-bullet>
      <text:list-level-style-bullet text:level="5" text:bullet-char="•">
        <style:list-level-properties text:space-before="0.92in"/>
        <style:text-properties fo:font-size="100%"/>
      </text:list-level-style-bullet>
      <text:list-level-style-bullet text:level="6" text:bullet-char="•">
        <style:list-level-properties text:space-before="1.10297in"/>
        <style:text-properties fo:font-size="100%"/>
      </text:list-level-style-bullet>
      <text:list-level-style-bullet text:level="7" text:bullet-char="•">
        <style:list-level-properties text:space-before="1.3217in"/>
        <style:text-properties fo:font-size="100%"/>
      </text:list-level-style-bullet>
      <text:list-level-style-bullet text:level="8" text:bullet-char="•">
        <style:list-level-properties text:space-before="1.54042in"/>
        <style:text-properties fo:font-size="100%"/>
      </text:list-level-style-bullet>
      <text:list-level-style-bullet text:level="9" text:bullet-char="•">
        <style:list-level-properties text:space-before="1.75914in"/>
        <style:text-properties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62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0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2in"/>
        <style:text-properties fo:font-size="100%"/>
      </text:list-level-style-bullet>
      <text:list-level-style-bullet text:level="3" text:bullet-char="•">
        <style:list-level-properties text:space-before="0.52in"/>
        <style:text-properties fo:font-size="100%"/>
      </text:list-level-style-bullet>
      <text:list-level-style-bullet text:level="4" text:bullet-char="•">
        <style:list-level-properties text:space-before="0.72in"/>
        <style:text-properties fo:font-size="100%"/>
      </text:list-level-style-bullet>
      <text:list-level-style-bullet text:level="5" text:bullet-char="•">
        <style:list-level-properties text:space-before="0.92in"/>
        <style:text-properties fo:font-size="100%"/>
      </text:list-level-style-bullet>
      <text:list-level-style-bullet text:level="6" text:bullet-char="•">
        <style:list-level-properties text:space-before="1.10297in"/>
        <style:text-properties fo:font-size="100%"/>
      </text:list-level-style-bullet>
      <text:list-level-style-bullet text:level="7" text:bullet-char="•">
        <style:list-level-properties text:space-before="1.3217in"/>
        <style:text-properties fo:font-size="100%"/>
      </text:list-level-style-bullet>
      <text:list-level-style-bullet text:level="8" text:bullet-char="•">
        <style:list-level-properties text:space-before="1.54042in"/>
        <style:text-properties fo:font-size="100%"/>
      </text:list-level-style-bullet>
      <text:list-level-style-bullet text:level="9" text:bullet-char="•">
        <style:list-level-properties text:space-before="1.75914in"/>
        <style:text-properties fo:font-size="100%"/>
      </text:list-level-style-bullet>
    </text:list-style>
    <text:list-style style:name="a60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8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/>
        <style:text-properties fo:color="#e48312" fo:font-size="100%"/>
      </text:list-level-style-bullet>
      <text:list-level-style-bullet text:level="2" text:bullet-char="•">
        <style:list-level-properties text:space-before="0.32in"/>
        <style:text-properties fo:color="#e48312" fo:font-size="100%"/>
      </text:list-level-style-bullet>
      <text:list-level-style-bullet text:level="3" text:bullet-char="•">
        <style:list-level-properties text:space-before="0.52in"/>
        <style:text-properties fo:color="#e48312" fo:font-size="100%"/>
      </text:list-level-style-bullet>
      <text:list-level-style-bullet text:level="4" text:bullet-char="•">
        <style:list-level-properties text:space-before="0.72in"/>
        <style:text-properties fo:color="#e48312" fo:font-size="100%"/>
      </text:list-level-style-bullet>
      <text:list-level-style-bullet text:level="5" text:bullet-char="•">
        <style:list-level-properties text:space-before="0.92in"/>
        <style:text-properties fo:color="#e48312" fo:font-size="100%"/>
      </text:list-level-style-bullet>
      <text:list-level-style-bullet text:level="6" text:bullet-char="•">
        <style:list-level-properties text:space-before="1.10297in"/>
        <style:text-properties fo:color="#e48312" fo:font-size="100%"/>
      </text:list-level-style-bullet>
      <text:list-level-style-bullet text:level="7" text:bullet-char="•">
        <style:list-level-properties text:space-before="1.3217in"/>
        <style:text-properties fo:color="#e48312" fo:font-size="100%"/>
      </text:list-level-style-bullet>
      <text:list-level-style-bullet text:level="8" text:bullet-char="•">
        <style:list-level-properties text:space-before="1.54042in"/>
        <style:text-properties fo:color="#e48312" fo:font-size="100%"/>
      </text:list-level-style-bullet>
      <text:list-level-style-bullet text:level="9" text:bullet-char="•">
        <style:list-level-properties text:space-before="1.75914in"/>
        <style:text-properties fo:color="#e48312" fo:font-size="100%"/>
      </text:list-level-style-bullet>
    </text:list-style>
    <text:list-style style:name="a51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0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6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48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1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6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4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1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2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4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8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2in"/>
        <style:text-properties fo:font-size="100%"/>
      </text:list-level-style-bullet>
      <text:list-level-style-bullet text:level="3" text:bullet-char="•">
        <style:list-level-properties text:space-before="0.52in"/>
        <style:text-properties fo:font-size="100%"/>
      </text:list-level-style-bullet>
      <text:list-level-style-bullet text:level="4" text:bullet-char="•">
        <style:list-level-properties text:space-before="0.72in"/>
        <style:text-properties fo:font-size="100%"/>
      </text:list-level-style-bullet>
      <text:list-level-style-bullet text:level="5" text:bullet-char="•">
        <style:list-level-properties text:space-before="0.92in"/>
        <style:text-properties fo:font-size="100%"/>
      </text:list-level-style-bullet>
      <text:list-level-style-bullet text:level="6" text:bullet-char="•">
        <style:list-level-properties text:space-before="1.10297in"/>
        <style:text-properties fo:font-size="100%"/>
      </text:list-level-style-bullet>
      <text:list-level-style-bullet text:level="7" text:bullet-char="•">
        <style:list-level-properties text:space-before="1.3217in"/>
        <style:text-properties fo:font-size="100%"/>
      </text:list-level-style-bullet>
      <text:list-level-style-bullet text:level="8" text:bullet-char="•">
        <style:list-level-properties text:space-before="1.54042in"/>
        <style:text-properties fo:font-size="100%"/>
      </text:list-level-style-bullet>
      <text:list-level-style-bullet text:level="9" text:bullet-char="•">
        <style:list-level-properties text:space-before="1.75914in"/>
        <style:text-properties fo:font-size="100%"/>
      </text:list-level-style-bullet>
    </text:list-style>
    <text:list-style style:name="a63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8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2in"/>
        <style:text-properties fo:font-size="100%"/>
      </text:list-level-style-bullet>
      <text:list-level-style-bullet text:level="3" text:bullet-char="•">
        <style:list-level-properties text:space-before="0.52in"/>
        <style:text-properties fo:font-size="100%"/>
      </text:list-level-style-bullet>
      <text:list-level-style-bullet text:level="4" text:bullet-char="•">
        <style:list-level-properties text:space-before="0.72in"/>
        <style:text-properties fo:font-size="100%"/>
      </text:list-level-style-bullet>
      <text:list-level-style-bullet text:level="5" text:bullet-char="•">
        <style:list-level-properties text:space-before="0.92in"/>
        <style:text-properties fo:font-size="100%"/>
      </text:list-level-style-bullet>
      <text:list-level-style-bullet text:level="6" text:bullet-char="•">
        <style:list-level-properties text:space-before="1.10297in"/>
        <style:text-properties fo:font-size="100%"/>
      </text:list-level-style-bullet>
      <text:list-level-style-bullet text:level="7" text:bullet-char="•">
        <style:list-level-properties text:space-before="1.3217in"/>
        <style:text-properties fo:font-size="100%"/>
      </text:list-level-style-bullet>
      <text:list-level-style-bullet text:level="8" text:bullet-char="•">
        <style:list-level-properties text:space-before="1.54042in"/>
        <style:text-properties fo:font-size="100%"/>
      </text:list-level-style-bullet>
      <text:list-level-style-bullet text:level="9" text:bullet-char="•">
        <style:list-level-properties text:space-before="1.75914in"/>
        <style:text-properties fo:font-size="100%"/>
      </text:list-level-style-bullet>
    </text:list-style>
    <text:list-style style:name="a61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9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/>
        <style:text-properties fo:color="#e48312" fo:font-size="100%"/>
      </text:list-level-style-bullet>
      <text:list-level-style-bullet text:level="2" text:bullet-char="•">
        <style:list-level-properties text:space-before="0.32in"/>
        <style:text-properties fo:color="#e48312" fo:font-size="100%"/>
      </text:list-level-style-bullet>
      <text:list-level-style-bullet text:level="3" text:bullet-char="•">
        <style:list-level-properties text:space-before="0.52in"/>
        <style:text-properties fo:color="#e48312" fo:font-size="100%"/>
      </text:list-level-style-bullet>
      <text:list-level-style-bullet text:level="4" text:bullet-char="•">
        <style:list-level-properties text:space-before="0.72in"/>
        <style:text-properties fo:color="#e48312" fo:font-size="100%"/>
      </text:list-level-style-bullet>
      <text:list-level-style-bullet text:level="5" text:bullet-char="•">
        <style:list-level-properties text:space-before="0.92in"/>
        <style:text-properties fo:color="#e48312" fo:font-size="100%"/>
      </text:list-level-style-bullet>
      <text:list-level-style-bullet text:level="6" text:bullet-char="•">
        <style:list-level-properties text:space-before="1.10297in"/>
        <style:text-properties fo:color="#e48312" fo:font-size="100%"/>
      </text:list-level-style-bullet>
      <text:list-level-style-bullet text:level="7" text:bullet-char="•">
        <style:list-level-properties text:space-before="1.3217in"/>
        <style:text-properties fo:color="#e48312" fo:font-size="100%"/>
      </text:list-level-style-bullet>
      <text:list-level-style-bullet text:level="8" text:bullet-char="•">
        <style:list-level-properties text:space-before="1.54042in"/>
        <style:text-properties fo:color="#e48312" fo:font-size="100%"/>
      </text:list-level-style-bullet>
      <text:list-level-style-bullet text:level="9" text:bullet-char="•">
        <style:list-level-properties text:space-before="1.75914in"/>
        <style:text-properties fo:color="#e48312" fo:font-size="100%"/>
      </text:list-level-style-bullet>
    </text:list-style>
    <text:list-style style:name="a61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2in"/>
      </text:list-level-style-number>
      <text:list-level-style-number text:level="3" style:num-format="" style:num-list-format-name="">
        <style:list-level-properties text:space-before="0.52in"/>
      </text:list-level-style-number>
      <text:list-level-style-number text:level="4" style:num-format="" style:num-list-format-name="">
        <style:list-level-properties text:space-before="0.72in"/>
      </text:list-level-style-number>
      <text:list-level-style-number text:level="5" style:num-format="" style:num-list-format-name="">
        <style:list-level-properties text:space-before="0.92in"/>
      </text:list-level-style-number>
      <text:list-level-style-number text:level="6" style:num-format="" style:num-list-format-name="">
        <style:list-level-properties text:space-before="1.10297in"/>
      </text:list-level-style-number>
      <text:list-level-style-number text:level="7" style:num-format="" style:num-list-format-name="">
        <style:list-level-properties text:space-before="1.3217in"/>
      </text:list-level-style-number>
      <text:list-level-style-number text:level="8" style:num-format="" style:num-list-format-name="">
        <style:list-level-properties text:space-before="1.54042in"/>
      </text:list-level-style-number>
      <text:list-level-style-number text:level="9" style:num-format="" style:num-list-format-name="">
        <style:list-level-properties text:space-before="1.75914in"/>
      </text:list-level-style-number>
    </text:list-style>
    <text:list-style style:name="a47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2in"/>
        <style:text-properties fo:font-size="100%"/>
      </text:list-level-style-bullet>
      <text:list-level-style-bullet text:level="3" text:bullet-char="•">
        <style:list-level-properties text:space-before="0.52in"/>
        <style:text-properties fo:font-size="100%"/>
      </text:list-level-style-bullet>
      <text:list-level-style-bullet text:level="4" text:bullet-char="•">
        <style:list-level-properties text:space-before="0.72in"/>
        <style:text-properties fo:font-size="100%"/>
      </text:list-level-style-bullet>
      <text:list-level-style-bullet text:level="5" text:bullet-char="•">
        <style:list-level-properties text:space-before="0.92in"/>
        <style:text-properties fo:font-size="100%"/>
      </text:list-level-style-bullet>
      <text:list-level-style-bullet text:level="6" text:bullet-char="•">
        <style:list-level-properties text:space-before="1.10297in"/>
        <style:text-properties fo:font-size="100%"/>
      </text:list-level-style-bullet>
      <text:list-level-style-bullet text:level="7" text:bullet-char="•">
        <style:list-level-properties text:space-before="1.3217in"/>
        <style:text-properties fo:font-size="100%"/>
      </text:list-level-style-bullet>
      <text:list-level-style-bullet text:level="8" text:bullet-char="•">
        <style:list-level-properties text:space-before="1.54042in"/>
        <style:text-properties fo:font-size="100%"/>
      </text:list-level-style-bullet>
      <text:list-level-style-bullet text:level="9" text:bullet-char="•">
        <style:list-level-properties text:space-before="1.75914in"/>
        <style:text-properties fo:font-size="100%"/>
      </text:list-level-style-bullet>
    </text:list-style>
    <text:list-style style:name="a52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32in"/>
        <style:text-properties fo:font-size="100%"/>
      </text:list-level-style-bullet>
      <text:list-level-style-bullet text:level="3" text:bullet-char="•">
        <style:list-level-properties text:space-before="0.52in"/>
        <style:text-properties fo:font-size="100%"/>
      </text:list-level-style-bullet>
      <text:list-level-style-bullet text:level="4" text:bullet-char="•">
        <style:list-level-properties text:space-before="0.72in"/>
        <style:text-properties fo:font-size="100%"/>
      </text:list-level-style-bullet>
      <text:list-level-style-bullet text:level="5" text:bullet-char="•">
        <style:list-level-properties text:space-before="0.92in"/>
        <style:text-properties fo:font-size="100%"/>
      </text:list-level-style-bullet>
      <text:list-level-style-bullet text:level="6" text:bullet-char="•">
        <style:list-level-properties text:space-before="1.10297in"/>
        <style:text-properties fo:font-size="100%"/>
      </text:list-level-style-bullet>
      <text:list-level-style-bullet text:level="7" text:bullet-char="•">
        <style:list-level-properties text:space-before="1.3217in"/>
        <style:text-properties fo:font-size="100%"/>
      </text:list-level-style-bullet>
      <text:list-level-style-bullet text:level="8" text:bullet-char="•">
        <style:list-level-properties text:space-before="1.54042in"/>
        <style:text-properties fo:font-size="100%"/>
      </text:list-level-style-bullet>
      <text:list-level-style-bullet text:level="9" text:bullet-char="•">
        <style:list-level-properties text:space-before="1.75914in"/>
        <style:text-properties fo:font-size="100%"/>
      </text:list-level-style-bullet>
    </text:list-style>
    <text:list-style style:name="a52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5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0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399" draw:master-page-name="Master1-Layout1-title-Title-Slide" presentation:presentation-page-layout-name="Master1-PPL1" draw:id="Slide-256">
        <draw:frame draw:id="id80" presentation:style-name="a402" draw:name="Title 1" svg:x="1.2in" svg:y="0.83in" svg:width="11in" svg:height="3.9in" presentation:class="title" presentation:placeholder="false">
          <draw:text-box>
            <text:p text:style-name="a401" text:class-names="" text:cond-style-name=""><text:span text:style-name="a400" text:class-names="">SOCKET COMMUNICATION</text:span></text:p>
          </draw:text-box>
          <svg:title/>
          <svg:desc/>
        </draw:frame>
        <draw:frame draw:id="id81" presentation:style-name="a403" draw:name="Subtitle 2" svg:x="1.20303in" svg:y="4.87273in" svg:width="11in" svg:height="1.25in" presentation:class="subtitle" presentation:placeholder="true">
          <draw:text-box/>
          <svg:title/>
          <svg:desc/>
        </draw:frame>
      </draw:page>
      <draw:page draw:name="Slide2" draw:style-name="a404" draw:master-page-name="Master1-Layout2-obj-Title-and-Content" presentation:presentation-page-layout-name="Master1-PPL2" draw:id="Slide-257">
        <draw:frame draw:id="id82" presentation:style-name="a411" draw:name="Title 1" svg:x="0.91667in" svg:y="1.09698in" svg:width="11.5in" svg:height="1.44965in" presentation:class="title" presentation:placeholder="false">
          <draw:text-box>
            <text:p text:style-name="a410" text:class-names="" text:cond-style-name=""><text:span text:style-name="a405" text:class-names="">Introduction to TCP/IP on<text:s text:c="1"/></text:span><text:span text:style-name="a406" text:class-names="">Cavli</text:span><text:span text:style-name="a407" text:class-names=""><text:s text:c="1"/>Modules</text:span><text:span text:style-name="a408" text:class-names=""><text:line-break/></text:span><text:span text:style-name="a409" text:class-names=""/></text:p>
          </draw:text-box>
          <svg:title/>
          <svg:desc/>
        </draw:frame>
        <draw:frame draw:id="id83" presentation:style-name="a422" draw:name="Content Placeholder 2" svg:x="1.2in" svg:y="2.01852in" svg:width="11in" svg:height="4.4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2" text:class-names="">Cavli</text:span><text:span text:style-name="a413" text:class-names=""><text:s text:c="1"/>modules (e.g., C16QS, C1RM) support embedded TCP/IP stacks via AT commands.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These commands allow opening TCP/UDP sockets, sending/receiving data, and managing connections.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</draw:text-box>
          <svg:title/>
          <svg:desc/>
        </draw:frame>
      </draw:page>
      <draw:page draw:name="Slide3" draw:style-name="a423" draw:master-page-name="Master1-Layout2-obj-Title-and-Content" presentation:presentation-page-layout-name="Master1-PPL2" draw:id="Slide-258">
        <draw:frame draw:id="id84" presentation:style-name="a430" draw:name="Title 1" svg:x="1.2in" svg:y="0.97622in" svg:width="11in" svg:height="1.58657in" presentation:class="title" presentation:placeholder="false">
          <draw:text-box>
            <text:p text:style-name="a429" text:class-names="" text:cond-style-name=""><text:span text:style-name="a424" text:class-names="">AT+QIOPEN – Opening a Socket</text:span><text:span text:style-name="a425" text:class-names=""><text:s text:c="1"/></text:span><text:span text:style-name="a426" text:class-names="">Syntax:</text:span><text:span text:style-name="a427" text:class-names=""><text:line-break/></text:span><text:span text:style-name="a428" text:class-names=""/></text:p>
          </draw:text-box>
          <svg:title/>
          <svg:desc/>
        </draw:frame>
        <draw:frame draw:id="id85" presentation:style-name="a492" draw:name="Content Placeholder 2" svg:x="1.2in" svg:y="2.01852in" svg:width="11.13721in" svg:height="4.83032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31" text:class-names="">AT+QIOPEN=&lt;</text:span><text:span text:style-name="a432" text:class-names="">cid</text:span><text:span text:style-name="a433" text:class-names="">&gt;,&lt;</text:span><text:span text:style-name="a434" text:class-names="">connID</text:span><text:span text:style-name="a435" text:class-names="">&gt;,"&lt;type&gt;","&lt;</text:span><text:span text:style-name="a436" text:class-names="">remoteIP</text:span><text:span text:style-name="a437" text:class-names="">&gt;",&lt;</text:span><text:span text:style-name="a438" text:class-names="">remotePort</text:span><text:span text:style-name="a439" text:class-names="">&gt;[,&lt;</text:span><text:span text:style-name="a440" text:class-names="">localPort</text:span><text:span text:style-name="a441" text:class-names="">&gt;[,&lt;</text:span><text:span text:style-name="a442" text:class-names="">accessMode</text:span><text:span text:style-name="a443" text:class-names="">&gt;]]</text:span></text:p>
              </text:list-item>
            </text:list>
            <text:list text:style-name="a449">
              <text:list-item>
                <text:p text:style-name="a448" text:class-names="" text:cond-style-name=""><text:span text:style-name="a446" text:class-names="">Key Parameters:</text:span><text:span text:style-name="a447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0" text:class-names="">cid:</text:span><text:span text:style-name="a451" text:class-names=""><text:s text:c="1"/>PDP context ID (1–16)</text:span></text:p>
              </text:list-item>
            </text:list>
            <text:list text:style-name="a458">
              <text:list-item>
                <text:p text:style-name="a457" text:class-names="" text:cond-style-name=""><text:span text:style-name="a454" text:class-names="">connID</text:span><text:span text:style-name="a455" text:class-names="">:</text:span><text:span text:style-name="a456" text:class-names=""><text:s text:c="1"/>Socket ID</text:span></text:p>
              </text:list-item>
            </text:list>
            <text:list text:style-name="a462">
              <text:list-item>
                <text:p text:style-name="a461" text:class-names="" text:cond-style-name=""><text:span text:style-name="a459" text:class-names="">type:</text:span><text:span text:style-name="a460" text:class-names=""><text:s text:c="1"/>"TCP", "UDP", "TCP LISTENER", etc.</text:span></text:p>
              </text:list-item>
            </text:list>
            <text:list text:style-name="a467">
              <text:list-item>
                <text:p text:style-name="a466" text:class-names="" text:cond-style-name=""><text:span text:style-name="a463" text:class-names="">remoteIP</text:span><text:span text:style-name="a464" text:class-names="">:</text:span><text:span text:style-name="a465" text:class-names=""><text:s text:c="1"/>Target IP or domain</text:span></text:p>
              </text:list-item>
            </text:list>
            <text:list text:style-name="a472">
              <text:list-item>
                <text:p text:style-name="a471" text:class-names="" text:cond-style-name=""><text:span text:style-name="a468" text:class-names="">localPort</text:span><text:span text:style-name="a469" text:class-names="">:</text:span><text:span text:style-name="a470" text:class-names=""><text:s text:c="1"/>Port number</text:span></text:p>
              </text:list-item>
            </text:list>
            <text:list text:style-name="a477">
              <text:list-item>
                <text:p text:style-name="a476" text:class-names="" text:cond-style-name=""><text:span text:style-name="a473" text:class-names="">accessMode</text:span><text:span text:style-name="a474" text:class-names="">:</text:span><text:span text:style-name="a475" text:class-names=""><text:s text:c="1"/>0 = buffer, 1 = direct push, 2 = transparent</text:span></text:p>
              </text:list-item>
            </text:list>
            <text:list text:style-name="a481">
              <text:list-item>
                <text:p text:style-name="a480" text:class-names="" text:cond-style-name=""><text:span text:style-name="a478" text:class-names="">Example:</text:span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AT+QIOPEN=1,0,"TCP","192.168.1.100",5000,0,0</text:span></text:p>
              </text:list-item>
            </text:list>
            <text:list text:style-name="a488">
              <text:list-item>
                <text:p text:style-name="a487" text:class-names="" text:cond-style-name=""><text:span text:style-name="a485" text:class-names="">Response:</text:span><text:span text:style-name="a486" text:class-names=""/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+QIOPEN: 0,0</text:span></text:p>
              </text:list-item>
            </text:list>
          </draw:text-box>
          <svg:title/>
          <svg:desc/>
        </draw:frame>
      </draw:page>
      <draw:page draw:name="Slide4" draw:style-name="a493" draw:master-page-name="Master1-Layout2-obj-Title-and-Content" presentation:presentation-page-layout-name="Master1-PPL2" draw:id="Slide-259">
        <draw:frame draw:id="id86" presentation:style-name="a499" draw:name="Title 1" svg:x="1.16667in" svg:y="1.03436in" svg:width="11in" svg:height="1.58657in" presentation:class="title" presentation:placeholder="false">
          <draw:text-box>
            <text:p text:style-name="a498" text:class-names="" text:cond-style-name=""><text:span text:style-name="a494" text:class-names="">AT+QISEND – Sending Data</text:span><text:span text:style-name="a495" text:class-names=""><text:s text:c="1"/></text:span><text:span text:style-name="a496" text:class-names="">Usage in Buffer/Direct Mode:</text:span><text:span text:style-name="a497" text:class-names=""><text:line-break/></text:span></text:p>
          </draw:text-box>
          <svg:title/>
          <svg:desc/>
        </draw:frame>
        <draw:frame draw:id="id87" presentation:style-name="a537" draw:name="Rectangle 9" svg:x="0.91667in" svg:y="2.21395in" svg:width="11.5in" svg:height="4.94785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0" text:class-names="">AT+QISEND=&lt;</text:span><text:span text:style-name="a501" text:class-names="">connID</text:span><text:span text:style-name="a502" text:class-names="">&gt;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Wait for &gt; prompt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ype message</text:span></text:p>
              </text:list-item>
            </text:list>
            <text:list text:style-name="a515">
              <text:list-item>
                <text:p text:style-name="a514" text:class-names="" text:cond-style-name=""><text:span text:style-name="a511" text:class-names="">Press<text:s text:c="1"/></text:span><text:span text:style-name="a512" text:class-names="">Ctrl+Z</text:span><text:span text:style-name="a513" text:class-names=""><text:s text:c="1"/>to send</text:span></text:p>
              </text:list-item>
            </text:list>
            <text:list text:style-name="a519">
              <text:list-item>
                <text:p text:style-name="a518" text:class-names="" text:cond-style-name=""><text:span text:style-name="a516" text:class-names="">Example:</text:span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AT+QISEND=0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&gt; Hello IoT Server</text:span></text:p>
              </text:list-item>
            </text:list>
            <text:list text:style-name="a530">
              <text:list-item>
                <text:p text:style-name="a529" text:class-names="" text:cond-style-name=""><text:span text:style-name="a526" text:class-names="">&lt;</text:span><text:span text:style-name="a527" text:class-names="">Ctrl+Z</text:span><text:span text:style-name="a528" text:class-names="">&gt;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SEND OK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5" draw:style-name="a538" draw:master-page-name="Master1-Layout2-obj-Title-and-Content" presentation:presentation-page-layout-name="Master1-PPL2" draw:id="Slide-260">
        <draw:frame draw:id="id88" presentation:style-name="a542" draw:name="Title 1" svg:x="1.16667in" svg:y="0.97622in" svg:width="11in" svg:height="1.58657in" presentation:class="title" presentation:placeholder="false">
          <draw:text-box>
            <text:p text:style-name="a541" text:class-names="" text:cond-style-name=""><text:span text:style-name="a539" text:class-names="">Access Modes &amp; Data Flow</text:span><text:span text:style-name="a540" text:class-names=""><text:line-break/></text:span></text:p>
          </draw:text-box>
          <svg:title/>
          <svg:desc/>
        </draw:frame>
        <draw:frame draw:id="id89" presentation:style-name="a570" draw:name="Rectangle 1" svg:x="1.28876in" svg:y="1.85595in" svg:width="7.1828in" svg:height="4.64492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3" text:class-names="">Access Modes:</text:span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0 = Buffer mode (use QIRD to read)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1 = Direct push mode (URC-based receive)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2 = Transparent mode (streamed like serial)</text:span></text:p>
              </text:list-item>
            </text:list>
            <text:list text:style-name="a559">
              <text:list-item>
                <text:p text:style-name="a558" text:class-names="" text:cond-style-name=""><text:span text:style-name="a556" text:class-names="">Reading Data in Buffer Mode:</text:span><text:span text:style-name="a557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0" text:class-names="">AT+QIRD=&lt;</text:span><text:span text:style-name="a561" text:class-names="">connID</text:span><text:span text:style-name="a562" text:class-names="">&gt;,&lt;</text:span><text:span text:style-name="a563" text:class-names="">maxLen</text:span><text:span text:style-name="a564" text:class-names="">&gt;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6" draw:style-name="a571" draw:master-page-name="Master1-Layout2-obj-Title-and-Content" presentation:presentation-page-layout-name="Master1-PPL2" draw:id="Slide-261">
        <draw:frame draw:id="id90" presentation:style-name="a575" draw:name="Title 1" svg:x="1.2in" svg:y="1.15547in" svg:width="11in" svg:height="1.58657in" presentation:class="title" presentation:placeholder="false">
          <draw:text-box>
            <text:p text:style-name="a574" text:class-names="" text:cond-style-name=""><text:span text:style-name="a572" text:class-names="">Closing and Monitoring Sockets</text:span><text:span text:style-name="a573" text:class-names=""><text:line-break/></text:span></text:p>
          </draw:text-box>
          <svg:title/>
          <svg:desc/>
        </draw:frame>
        <draw:frame draw:id="id91" presentation:style-name="a595" draw:name="Rectangle 1" svg:x="1.2in" svg:y="2.16838in" svg:width="9.24945in" svg:height="3.63516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79" text:class-names="">Close connection: AT+QICLOSE=&lt;</text:span><text:span text:style-name="a580" text:class-names="">connID</text:span><text:span text:style-name="a581" text:class-names="">&gt;</text:span></text:p>
              </text:list-item>
            </text:list>
            <text:list text:style-name="a588">
              <text:list-item>
                <text:p text:style-name="a587" text:class-names="" text:cond-style-name=""><text:span text:style-name="a584" text:class-names="">Query socket state: AT+QISTATE? or AT+QISTATE=1,&lt;</text:span><text:span text:style-name="a585" text:class-names="">connID</text:span><text:span text:style-name="a586" text:class-names="">&gt;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Check PDP: AT+CGDCONT?, AT+CGACT?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7" draw:style-name="a596" draw:master-page-name="Master1-Layout2-obj-Title-and-Content" presentation:presentation-page-layout-name="Master1-PPL2" draw:id="Slide-262">
        <draw:frame draw:id="id92" presentation:style-name="a600" draw:name="Title 1" svg:x="1.2in" svg:y="0.9646in" svg:width="11in" svg:height="1.58657in" presentation:class="title" presentation:placeholder="false">
          <draw:text-box>
            <text:p text:style-name="a599" text:class-names="" text:cond-style-name=""><text:span text:style-name="a597" text:class-names="">Sample Full TCP Session</text:span><text:span text:style-name="a598" text:class-names=""><text:line-break/></text:span></text:p>
          </draw:text-box>
          <svg:title/>
          <svg:desc/>
        </draw:frame>
        <draw:frame draw:id="id93" presentation:style-name="a629" draw:name="Content Placeholder 2" svg:x="1.2in" svg:y="2.01852in" svg:width="11in" svg:height="4.4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AT+CGDCONT=1,"IP","airtelgprs.com“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AT+CGACT=1,1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AT+QIOPEN=1,0,"TCP","203.0.113.5",8080,0,0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+QIOPEN: 0,0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AT+QISEND=0</text:span></text:p>
              </text:list-item>
            </text:list>
            <text:list text:style-name="a620">
              <text:list-item>
                <text:p text:style-name="a619" text:class-names="" text:cond-style-name=""><text:span text:style-name="a616" text:class-names="">&gt; Hello from<text:s text:c="1"/></text:span><text:span text:style-name="a617" text:class-names="">Cavli</text:span><text:span text:style-name="a618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1" text:class-names="">&lt;</text:span><text:span text:style-name="a622" text:class-names="">Ctrl+Z</text:span><text:span text:style-name="a623" text:class-names="">&gt;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SEND OK</text:span></text:p>
              </text:list-item>
            </text:list>
          </draw:text-box>
          <svg:title/>
          <svg:desc/>
        </draw:frame>
      </draw:page>
      <draw:page draw:name="Slide8" draw:style-name="a630" draw:master-page-name="Master1-Layout2-obj-Title-and-Content" presentation:presentation-page-layout-name="Master1-PPL2" draw:id="Slide-263">
        <draw:frame draw:id="id94" presentation:style-name="a633" draw:name="Title 1" svg:x="1.16667in" svg:y="0.31343in" svg:width="11in" svg:height="1.58657in" presentation:class="title" presentation:placeholder="false">
          <draw:text-box>
            <text:p text:style-name="a632" text:class-names="" text:cond-style-name=""><text:span text:style-name="a631" text:class-names="">Conclusion</text:span></text:p>
          </draw:text-box>
          <svg:title/>
          <svg:desc/>
        </draw:frame>
        <draw:frame draw:id="id95" draw:style-name="a654" draw:name="TextBox 7" svg:x="1.38372in" svg:y="2.34884in" svg:width="10.34884in" svg:height="4.07952in">
          <draw:text-box>
            <text:list text:style-name="a637">
              <text:list-item>
                <text:p text:style-name="a636" text:class-names="" text:cond-style-name=""><text:span text:style-name="a634" text:class-names="">Cavli</text:span><text:span text:style-name="a635" text:class-names=""><text:s text:c="1"/>modules support reliable TCP/UDP communication using standardized AT commands.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AT+QIOPEN is used to open a socket connection.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AT+QISEND is used to transmit data over the established socket.</text:span></text:p>
              </text:list-item>
            </text:list>
            <text:list text:style-name="a648">
              <text:list-item>
                <text:p text:style-name="a647" text:class-names="" text:cond-style-name=""><text:span text:style-name="a644" text:class-names="">A typical communication workflow:<text:line-break/></text:span><text:span text:style-name="a645" text:class-names="">Set APN → Activate PDP → Open Socket → Send/Receive → Close Connection</text:span><text:span text:style-name="a646" text:class-names=""/></text:p>
              </text:list-item>
            </text:list>
            <text:list text:style-name="a653">
              <text:list-item>
                <text:p text:style-name="a652" text:class-names="" text:cond-style-name=""><text:span text:style-name="a649" text:class-names="">These modules adhere to the<text:s text:c="1"/></text:span><text:span text:style-name="a650" text:class-names="">3GPP-standard AT command set</text:span><text:span text:style-name="a651" text:class-names="">, ensuring compatibility and robustness across networks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default-style style:family="graphic">
      <style:graphic-properties draw:fill="solid" draw:fill-color="#e48312" draw:opacity="100%" draw:stroke="solid" svg:stroke-width="0.01736in" svg:stroke-color="#603403" svg:stroke-opacity="100%" svg:stroke-linecap="butt"/>
    </style:default-style>
    <draw:fill-image draw:name="a311" xlink:href="media/image1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">
      <style:graphic-properties draw:fill="solid" draw:fill-color="#bd582c" draw:opacity="100%" draw:stroke="none"/>
    </style:style>
    <style:style style:family="graphic" style:name="a97">
      <style:graphic-properties draw:fill="solid" draw:fill-color="#e48312" draw:opacity="100%" draw:stroke="none"/>
    </style:style>
    <style:style style:family="text" style:name="a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64">
      <style:graphic-properties draw:fill="solid" draw:fill-color="#bd582c" draw:opacity="100%" draw:stroke="none"/>
    </style:style>
    <style:style style:family="graphic" style:name="a365">
      <style:graphic-properties draw:fill="solid" draw:fill-color="#e48312" draw:opacity="100%" draw:stroke="none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draw:fill="solid" draw:fill-color="#bd582c" draw:opacity="100%" draw:stroke="non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8">
      <style:graphic-properties draw:fill="solid" draw:fill-color="#e48312" draw:opacity="100%" draw:stroke="none"/>
    </style:style>
    <style:style style:family="text" style:name="a10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none" draw:stroke="solid" svg:stroke-width="0.00694in" svg:stroke-color="#7f7f7f" svg:stroke-opacity="100%" svg:stroke-linecap="butt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bd582c" draw:opacity="100%" draw:stroke="none"/>
    </style:style>
    <style:style style:family="graphic" style:name="a39">
      <style:graphic-properties draw:fill="solid" draw:fill-color="#e48312" draw:opacity="100%" draw:stroke="non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62">
      <style:graphic-properties draw:fill="solid" draw:fill-color="#bd582c" draw:opacity="100%" draw:stroke="none"/>
    </style:style>
    <style:style style:family="graphic" style:name="a263">
      <style:graphic-properties draw:fill="solid" draw:fill-color="#e48312" draw:opacity="100%" draw:stroke="non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2">
      <style:graphic-properties draw:fill="solid" draw:fill-color="#bd582c" draw:opacity="100%" draw:stroke="non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graphic" style:name="a303">
      <style:graphic-properties draw:fill="solid" draw:fill-color="#e48312" draw:opacity="100%" draw:stroke="non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5in" fo:padding-bottom="0.05in" fo:padding-left="0.5in" fo:padding-right="0in" draw:textarea-vertical-align="top" draw:textarea-horizontal-align="left" draw:fill="bitmap" draw:fill-image-name="a311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bd582c" draw:opacity="100%" draw:stroke="none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3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7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7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7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6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8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8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17-07-2025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7">
      <draw:custom-shape svg:x="0.00347in" svg:y="7in" svg:width="13.32986in" svg:height="0.5in" draw:id="id8" draw:style-name="a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3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3" draw:name="Title 1" svg:x="1.2in" svg:y="0.83in" svg:width="11in" svg:height="3.9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11" presentation:style-name="a47" draw:name="Subtitle 2" svg:x="1.20303in" svg:y="4.87273in" svg:width="11in" svg:height="1.25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draw:frame draw:id="id12" presentation:style-name="a52" draw:name="Date Placeholder 3" svg:x="1.2in" svg:y="7.06451in" svg:width="2.70371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17-07-2025</text:date></text:span><text:span text:style-name="a50" text:class-names=""/></text:p>
        </draw:text-box>
        <svg:title/>
        <svg:desc/>
      </draw:frame>
      <draw:frame draw:id="id13" presentation:style-name="a55" draw:name="Footer Placeholder 4" svg:x="4.03126in" svg:y="7.06451in" svg:width="5.27428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‹#›</text:page-number></text:span><text:span text:style-name="a57" text:class-names=""/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le-and-Content" style:page-layout-name="pageLayout1" draw:style-name="a61">
      <draw:frame draw:id="id16" draw:layer="Master1-bg" presentation:style-name="a65" draw:name="Title 1" svg:x="1.2in" svg:y="0.31343in" svg:width="11in" svg:height="1.58657in" presentation:class="title" presentation:placeholder="false">
        <draw:text-box>
          <text:p text:style-name="a64" text:class-names="" text:cond-style-name=""><text:span text:style-name="a62" text:class-names="">Click to edit Master title style</text:span><text:span text:style-name="a63" text:class-names=""/></text:p>
        </draw:text-box>
        <svg:title/>
        <svg:desc/>
      </draw:frame>
      <draw:frame draw:id="id17" draw:layer="Master1-bg" presentation:style-name="a82" draw:name="Content Placeholder 2" svg:x="1.2in" svg:y="2.01852in" svg:width="11in" svg:height="4.4in" presentation:class="object" presentation:placeholder="false">
        <draw:text-box>
          <text:list text:style-name="a68">
            <text:list-item>
              <text:p text:style-name="a67" text:class-names="" text:cond-style-name=""><text:span text:style-name="a66" text:class-names="">Click to edit Master text styles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8" text:class-names="">Fifth level</text:span><text:span text:style-name="a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draw:layer="Master1-bg" presentation:style-name="a87" draw:name="Date Placeholder 3" svg:x="1.2in" svg:y="7.06451in" svg:width="2.70371in" svg:height="0.39931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>17-07-2025</text:date></text:span><text:span text:style-name="a85" text:class-names=""/></text:p>
        </draw:text-box>
        <svg:title/>
        <svg:desc/>
      </draw:frame>
      <draw:frame draw:id="id19" presentation:style-name="a90" draw:name="Footer Placeholder 4" svg:x="4.03126in" svg:y="7.06451in" svg:width="5.27428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0" presentation:style-name="a94" draw:name="Slide Number Placeholder 5" svg:x="10.82727in" svg:y="7.06451in" svg:width="1.43485in" svg:height="0.39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>‹#›</text:page-number></text:span><text:span text:style-name="a92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custom-shape svg:x="0.00347in" svg:y="7in" svg:width="13.32986in" svg:height="0.5in" draw:id="id21" draw:style-name="a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2" draw:style-name="a9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01" draw:name="Title 1" svg:x="1.2in" svg:y="0.83in" svg:width="11in" svg:height="3.9in" presentation:class="title" presentation:placeholder="false">
        <draw:text-box>
          <text:p text:style-name="a100" text:class-names="" text:cond-style-name=""><text:span text:style-name="a98" text:class-names="">Click to edit Master title style</text:span><text:span text:style-name="a99" text:class-names=""/></text:p>
        </draw:text-box>
        <svg:title/>
        <svg:desc/>
      </draw:frame>
      <draw:frame draw:id="id24" presentation:style-name="a105" draw:name="Text Placeholder 2" svg:x="1.2in" svg:y="4.87in" svg:width="11in" svg:height="1.25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>Click to edit Master text styles</text:span></text:p>
            </text:list-item>
          </text:list>
        </draw:text-box>
        <svg:title/>
        <svg:desc/>
      </draw:frame>
      <draw:frame draw:id="id25" presentation:style-name="a110" draw:name="Date Placeholder 3" svg:x="1.2in" svg:y="7.06451in" svg:width="2.70371in" svg:height="0.39931in" presentation:class="date-time" presentation:placeholder="false">
        <draw:text-box>
          <text:p text:style-name="a109" text:class-names="" text:cond-style-name=""><text:span text:style-name="a106" text:class-names=""><text:date text:fixed="false" style:data-style-name="a107">17-07-2025</text:date></text:span><text:span text:style-name="a108" text:class-names=""/></text:p>
        </draw:text-box>
        <svg:title/>
        <svg:desc/>
      </draw:frame>
      <draw:frame draw:id="id26" presentation:style-name="a113" draw:name="Footer Placeholder 4" svg:x="4.03126in" svg:y="7.06451in" svg:width="5.27428in" svg:height="0.39931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7" presentation:style-name="a117" draw:name="Slide Number Placeholder 5" svg:x="10.82727in" svg:y="7.06451in" svg:width="1.43485in" svg:height="0.39931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</draw:text-box>
        <svg:title/>
        <svg:desc/>
      </draw:frame>
      <draw:connector draw:type="line" svg:x1="1.32071in" svg:y1="4.75in" svg:x2="12.12071in" svg:y2="4.75in" draw:id="id28" draw:style-name="a118" draw:name="Straight Connector 8">
        <svg:title/>
        <svg:desc/>
      </draw:connector>
    </style:master-page>
    <style:master-page style:name="Master1-Layout4-twoObj-Two-Content" style:page-layout-name="pageLayout1" draw:style-name="a119">
      <draw:frame draw:id="id29" draw:layer="Master1-bg" presentation:style-name="a123" draw:name="Title 7" svg:x="1.2in" svg:y="0.31343in" svg:width="11in" svg:height="1.58657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30" draw:layer="Master1-bg" presentation:style-name="a140" draw:name="Content Placeholder 2" svg:x="1.2in" svg:y="2.01852in" svg:width="5.4in" svg:height="4.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draw:layer="Master1-bg" presentation:style-name="a157" draw:name="Content Placeholder 3" svg:x="6.8in" svg:y="2.01852in" svg:width="5.4in" svg:height="4.4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Fifth level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62" draw:name="Date Placeholder 4" svg:x="1.2in" svg:y="7.06451in" svg:width="2.70371in" svg:height="0.39931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>17-07-2025</text:date></text:span><text:span text:style-name="a160" text:class-names=""/></text:p>
        </draw:text-box>
        <svg:title/>
        <svg:desc/>
      </draw:frame>
      <draw:frame draw:id="id33" presentation:style-name="a165" draw:name="Footer Placeholder 5" svg:x="4.03126in" svg:y="7.06451in" svg:width="5.27428in" svg:height="0.39931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4" presentation:style-name="a169" draw:name="Slide Number Placeholder 6" svg:x="10.82727in" svg:y="7.06451in" svg:width="1.43485in" svg:height="0.39931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</draw:text-box>
        <svg:title/>
        <svg:desc/>
      </draw:frame>
    </style:master-page>
    <style:master-page style:name="Master1-Layout5-twoTxTwoObj-Comparison" style:page-layout-name="pageLayout1" draw:style-name="a170">
      <draw:frame draw:id="id35" draw:layer="Master1-bg" presentation:style-name="a174" draw:name="Title 9" svg:x="1.2in" svg:y="0.31343in" svg:width="11in" svg:height="1.58657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36" draw:layer="Master1-bg" presentation:style-name="a178" draw:name="Text Placeholder 2" svg:x="1.2in" svg:y="2.01887in" svg:width="5.4in" svg:height="0.80521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7" draw:layer="Master1-bg" presentation:style-name="a195" draw:name="Content Placeholder 3" svg:x="1.2in" svg:y="2.82407in" svg:width="5.4in" svg:height="3.69444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1" text:class-names="">Fifth level</text:span><text:span text:style-name="a1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99" draw:name="Text Placeholder 4" svg:x="6.8in" svg:y="2.01887in" svg:width="5.4in" svg:height="0.805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39" presentation:style-name="a216" draw:name="Content Placeholder 5" svg:x="6.8in" svg:y="2.82407in" svg:width="5.4in" svg:height="3.69444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ifth le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21" draw:name="Date Placeholder 6" svg:x="1.2in" svg:y="7.06451in" svg:width="2.70371in" svg:height="0.39931in" presentation:class="date-time" presentation:placeholder="false">
        <draw:text-box>
          <text:p text:style-name="a220" text:class-names="" text:cond-style-name=""><text:span text:style-name="a217" text:class-names=""><text:date text:fixed="false" style:data-style-name="a218">17-07-2025</text:date></text:span><text:span text:style-name="a219" text:class-names=""/></text:p>
        </draw:text-box>
        <svg:title/>
        <svg:desc/>
      </draw:frame>
      <draw:frame draw:id="id41" presentation:style-name="a224" draw:name="Footer Placeholder 7" svg:x="4.03126in" svg:y="7.06451in" svg:width="5.27428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2" presentation:style-name="a228" draw:name="Slide Number Placeholder 8" svg:x="10.82727in" svg:y="7.06451in" svg:width="1.43485in" svg:height="0.39931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>‹#›</text:page-number></text:span><text:span text:style-name="a226" text:class-names=""/></text:p>
        </draw:text-box>
        <svg:title/>
        <svg:desc/>
      </draw:frame>
    </style:master-page>
    <style:master-page style:name="Master1-Layout6-titleOnly-Title-Only" style:page-layout-name="pageLayout1" draw:style-name="a229">
      <draw:frame draw:id="id43" draw:layer="Master1-bg" presentation:style-name="a233" draw:name="Title 1" svg:x="1.2in" svg:y="0.31343in" svg:width="11in" svg:height="1.58657in" presentation:class="title" presentation:placeholder="false">
        <draw:text-box>
          <text:p text:style-name="a232" text:class-names="" text:cond-style-name=""><text:span text:style-name="a230" text:class-names="">Click to edit Master title style</text:span><text:span text:style-name="a231" text:class-names=""/></text:p>
        </draw:text-box>
        <svg:title/>
        <svg:desc/>
      </draw:frame>
      <draw:frame draw:id="id44" draw:layer="Master1-bg" presentation:style-name="a238" draw:name="Date Placeholder 2" svg:x="1.2in" svg:y="7.06451in" svg:width="2.70371in" svg:height="0.39931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>17-07-2025</text:date></text:span><text:span text:style-name="a236" text:class-names=""/></text:p>
        </draw:text-box>
        <svg:title/>
        <svg:desc/>
      </draw:frame>
      <draw:frame draw:id="id45" draw:layer="Master1-bg" presentation:style-name="a241" draw:name="Footer Placeholder 3" svg:x="4.03126in" svg:y="7.06451in" svg:width="5.27428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46" presentation:style-name="a245" draw:name="Slide Number Placeholder 4" svg:x="10.82727in" svg:y="7.06451in" svg:width="1.43485in" svg:height="0.39931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>‹#›</text:page-number></text:span><text:span text:style-name="a243" text:class-names=""/></text:p>
        </draw:text-box>
        <svg:title/>
        <svg:desc/>
      </draw:frame>
    </style:master-page>
    <style:master-page style:name="Master1-Layout7-blank-Blank" style:page-layout-name="pageLayout1" draw:style-name="a246">
      <draw:custom-shape svg:x="0.00347in" svg:y="7in" svg:width="13.32986in" svg:height="0.5in" draw:id="id47" draw:style-name="a247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style-name="a248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53" draw:name="Date Placeholder 6" svg:x="1.2in" svg:y="7.06451in" svg:width="2.70371in" svg:height="0.39931in" presentation:class="date-time" presentation:placeholder="false">
        <draw:text-box>
          <text:p text:style-name="a252" text:class-names="" text:cond-style-name=""><text:span text:style-name="a249" text:class-names=""><text:date text:fixed="false" style:data-style-name="a250">17-07-2025</text:date></text:span><text:span text:style-name="a251" text:class-names=""/></text:p>
        </draw:text-box>
        <svg:title/>
        <svg:desc/>
      </draw:frame>
      <draw:frame draw:id="id50" presentation:style-name="a256" draw:name="Footer Placeholder 7" svg:x="4.03126in" svg:y="7.06451in" svg:width="5.27428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51" presentation:style-name="a260" draw:name="Slide Number Placeholder 8" svg:x="10.82727in" svg:y="7.06451in" svg:width="1.43485in" svg:height="0.39931in" presentation:class="page-number" presentation:placeholder="false">
        <draw:text-box>
          <text:p text:style-name="a259" text:class-names="" text:cond-style-name=""><text:span text:style-name="a257" text:class-names=""><text:page-number style:num-format="1" text:fixed="false">‹#›</text:page-number></text:span><text:span text:style-name="a258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1">
      <draw:custom-shape svg:x="0.00002in" svg:y="0in" svg:width="4.43in" svg:height="7.5in" draw:id="id52" draw:style-name="a26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53" draw:style-name="a26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67" draw:name="Title 1" svg:x="0.5in" svg:y="0.65in" svg:width="3.5in" svg:height="2.5in" presentation:class="title" presentation:placeholder="false">
        <draw:text-box>
          <text:p text:style-name="a266" text:class-names="" text:cond-style-name=""><text:span text:style-name="a264" text:class-names="">Click to edit Master title style</text:span><text:span text:style-name="a265" text:class-names=""/></text:p>
        </draw:text-box>
        <svg:title/>
        <svg:desc/>
      </draw:frame>
      <draw:frame draw:id="id55" presentation:style-name="a284" draw:name="Content Placeholder 2" svg:x="5.25in" svg:y="0.8in" svg:width="7.1in" svg:height="5.75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ifth le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288" draw:name="Text Placeholder 3" svg:x="0.5in" svg:y="3.2in" svg:width="3.5in" svg:height="3.69545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</draw:text-box>
        <svg:title/>
        <svg:desc/>
      </draw:frame>
      <draw:frame draw:id="id57" presentation:style-name="a293" draw:name="Date Placeholder 4" svg:x="0.50909in" svg:y="7.06451in" svg:width="2.86364in" svg:height="0.39931in" presentation:class="date-time" presentation:placeholder="false">
        <draw:text-box>
          <text:p text:style-name="a292" text:class-names="" text:cond-style-name=""><text:span text:style-name="a289" text:class-names=""><text:date text:fixed="false" style:data-style-name="a290">17-07-2025</text:date></text:span><text:span text:style-name="a291" text:class-names=""/></text:p>
        </draw:text-box>
        <svg:title/>
        <svg:desc/>
      </draw:frame>
      <draw:frame draw:id="id58" presentation:style-name="a296" draw:name="Footer Placeholder 5" svg:x="5.25in" svg:y="7.06451in" svg:width="5.08333in" svg:height="0.39931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59" presentation:style-name="a300" draw:name="Slide Number Placeholder 6" svg:x="10.82727in" svg:y="7.06451in" svg:width="1.43485in" svg:height="0.39931in" presentation:class="page-number" presentation:placeholder="false">
        <draw:text-box>
          <text:p text:style-name="a299" text:class-names="" text:cond-style-name=""><text:span text:style-name="a297" text:class-names=""><text:page-number style:num-format="1" text:fixed="false">‹#›</text:page-number></text:span><text:span text:style-name="a298" text:class-names=""/></text:p>
        </draw:text-box>
        <svg:title/>
        <svg:desc/>
      </draw:frame>
    </style:master-page>
    <style:master-page style:name="Master1-Layout9-picTx-Picture-with-Caption" style:page-layout-name="pageLayout1" draw:style-name="a301">
      <draw:custom-shape svg:x="0in" svg:y="5.41667in" svg:width="13.32986in" svg:height="2.08333in" draw:id="id60" draw:style-name="a30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61" draw:style-name="a30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307" draw:name="Title 1" svg:x="1.2in" svg:y="5.55in" svg:width="11.06in" svg:height="0.9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63" presentation:style-name="a312" draw:name="Picture Placeholder 2" svg:x="0.00002in" svg:y="0in" svg:width="13.33332in" svg:height="5.37519in" presentation:class="graphic" presentation:placeholder="false">
        <draw:text-box>
          <text:p text:style-name="a310" text:class-names="" text:cond-style-name=""><text:span text:style-name="a308" text:class-names="">Click icon to add picture</text:span><text:span text:style-name="a309" text:class-names=""/></text:p>
        </draw:text-box>
        <svg:title/>
        <svg:desc/>
      </draw:frame>
      <draw:frame draw:id="id64" presentation:style-name="a316" draw:name="Text Placeholder 3" svg:x="1.2in" svg:y="6.46in" svg:width="11.06in" svg:height="0.65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>Click to edit Master text styles</text:span></text:p>
            </text:list-item>
          </text:list>
        </draw:text-box>
        <svg:title/>
        <svg:desc/>
      </draw:frame>
      <draw:frame draw:id="id65" presentation:style-name="a321" draw:name="Date Placeholder 4" svg:x="1.2in" svg:y="7.06451in" svg:width="2.70371in" svg:height="0.39931in" presentation:class="date-time" presentation:placeholder="false">
        <draw:text-box>
          <text:p text:style-name="a320" text:class-names="" text:cond-style-name=""><text:span text:style-name="a317" text:class-names=""><text:date text:fixed="false" style:data-style-name="a318">17-07-2025</text:date></text:span><text:span text:style-name="a319" text:class-names=""/></text:p>
        </draw:text-box>
        <svg:title/>
        <svg:desc/>
      </draw:frame>
      <draw:frame draw:id="id66" presentation:style-name="a324" draw:name="Footer Placeholder 5" svg:x="4.03126in" svg:y="7.06451in" svg:width="5.27428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67" presentation:style-name="a328" draw:name="Slide Number Placeholder 6" svg:x="10.82727in" svg:y="7.06451in" svg:width="1.43485in" svg:height="0.39931in" presentation:class="page-number" presentation:placeholder="false">
        <draw:text-box>
          <text:p text:style-name="a327" text:class-names="" text:cond-style-name=""><text:span text:style-name="a325" text:class-names=""><text:page-number style:num-format="1" text:fixed="false">‹#›</text:page-number></text:span><text:span text:style-name="a326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9">
      <draw:frame draw:id="id68" draw:layer="Master1-bg" presentation:style-name="a333" draw:name="Title 1" svg:x="1.2in" svg:y="0.31343in" svg:width="11in" svg:height="1.58657in" presentation:class="title" presentation:placeholder="false">
        <draw:text-box>
          <text:p text:style-name="a332" text:class-names="" text:cond-style-name=""><text:span text:style-name="a330" text:class-names="">Click to edit Master title style</text:span><text:span text:style-name="a331" text:class-names=""/></text:p>
        </draw:text-box>
        <svg:title/>
        <svg:desc/>
      </draw:frame>
      <draw:frame draw:id="id69" draw:layer="Master1-bg" presentation:style-name="a350" draw:name="Vertical Text Placeholder 2" svg:x="1.2in" svg:y="2.01852in" svg:width="11in" svg:height="4.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cond le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hird le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list text:style-name="a349">
                            <text:list-item>
                              <text:p text:style-name="a348" text:class-names="" text:cond-style-name=""><text:span text:style-name="a346" text:class-names="">Fifth level</text:span><text:span text:style-name="a3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draw:layer="Master1-bg" presentation:style-name="a355" draw:name="Date Placeholder 3" svg:x="1.2in" svg:y="7.06451in" svg:width="2.70371in" svg:height="0.39931in" presentation:class="date-time" presentation:placeholder="false">
        <draw:text-box>
          <text:p text:style-name="a354" text:class-names="" text:cond-style-name=""><text:span text:style-name="a351" text:class-names=""><text:date text:fixed="false" style:data-style-name="a352">17-07-2025</text:date></text:span><text:span text:style-name="a353" text:class-names=""/></text:p>
        </draw:text-box>
        <svg:title/>
        <svg:desc/>
      </draw:frame>
      <draw:frame draw:id="id71" presentation:style-name="a358" draw:name="Footer Placeholder 4" svg:x="4.03126in" svg:y="7.06451in" svg:width="5.27428in" svg:height="0.39931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72" presentation:style-name="a362" draw:name="Slide Number Placeholder 5" svg:x="10.82727in" svg:y="7.06451in" svg:width="1.43485in" svg:height="0.39931in" presentation:class="page-number" presentation:placeholder="false">
        <draw:text-box>
          <text:p text:style-name="a361" text:class-names="" text:cond-style-name=""><text:span text:style-name="a359" text:class-names=""><text:page-number style:num-format="1" text:fixed="false">‹#›</text:page-number></text:span><text:span text:style-name="a360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3">
      <draw:custom-shape svg:x="0.00347in" svg:y="7in" svg:width="13.32986in" svg:height="0.5in" draw:id="id73" draw:style-name="a36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74" draw:style-name="a36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69" draw:name="Vertical Title 1" svg:x="9.54167in" svg:y="0.45361in" svg:width="2.875in" svg:height="6.29639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76" presentation:style-name="a386" draw:name="Vertical Text Placeholder 2" svg:x="0.91667in" svg:y="0.45361in" svg:width="8.45833in" svg:height="6.29639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  <text:list text:style-name="a375">
            <text:list-item>
              <text:list text:style-name="a375">
                <text:list-item>
                  <text:p text:style-name="a374" text:class-names="" text:cond-style-name=""><text:span text:style-name="a373" text:class-names="">Second level</text:span></text:p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p text:style-name="a377" text:class-names="" text:cond-style-name=""><text:span text:style-name="a376" text:class-names="">Third level</text:span></text:p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p text:style-name="a380" text:class-names="" text:cond-style-name=""><text:span text:style-name="a3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2" text:class-names="">Fifth level</text:span><text:span text:style-name="a3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91" draw:name="Date Placeholder 3" svg:x="1.2in" svg:y="7.06451in" svg:width="2.70371in" svg:height="0.39931in" presentation:class="date-time" presentation:placeholder="false">
        <draw:text-box>
          <text:p text:style-name="a390" text:class-names="" text:cond-style-name=""><text:span text:style-name="a387" text:class-names=""><text:date text:fixed="false" style:data-style-name="a388">17-07-2025</text:date></text:span><text:span text:style-name="a389" text:class-names=""/></text:p>
        </draw:text-box>
        <svg:title/>
        <svg:desc/>
      </draw:frame>
      <draw:frame draw:id="id78" presentation:style-name="a394" draw:name="Footer Placeholder 4" svg:x="4.03126in" svg:y="7.06451in" svg:width="5.27428in" svg:height="0.39931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79" presentation:style-name="a398" draw:name="Slide Number Placeholder 5" svg:x="10.82727in" svg:y="7.06451in" svg:width="1.43485in" svg:height="0.39931in" presentation:class="page-number" presentation:placeholder="false">
        <draw:text-box>
          <text:p text:style-name="a397" text:class-names="" text:cond-style-name=""><text:span text:style-name="a395" text:class-names=""><text:page-number style:num-format="1" text:fixed="false">‹#›</text:page-number></text:span><text:span text:style-name="a39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neena Arshad</meta:initial-creator>
    <dc:creator>Aneena Arshad</dc:creator>
    <meta:creation-date>2025-07-15T14:59:56Z</meta:creation-date>
    <dc:date>2025-07-17T10:16:00Z</dc:date>
    <meta:template xlink:href="Retrospect" xlink:type="simple"/>
    <meta:editing-cycles>4</meta:editing-cycles>
    <meta:editing-duration>PT4320S</meta:editing-duration>
    <meta:document-statistic meta:paragraph-count="54" meta:word-count="422"/>
  </office:meta>
</office:document-meta>
</file>